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M Roman 10" svg:font-family="'LM Roman 10'" style:font-pitch="variable"/>
    <style:font-face style:name="LM Roman 12" svg:font-family="'LM Roman 12'" style:font-pitch="variable"/>
    <style:font-face style:name="Liberation Sans1" svg:font-family="'Liberation Sans'" style:font-pitch="variable"/>
    <style:font-face style:name="Likhan" svg:font-family="Likhan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212121" draw:fill-color="#f5f5f5" draw:textarea-horizontal-align="justify" draw:textarea-vertical-align="middle" draw:auto-grow-height="false" fo:min-height="1.02cm" fo:min-width="4.58cm"/>
      <style:paragraph-properties style:writing-mode="lr-tb"/>
    </style:style>
    <style:style style:name="gr2" style:family="graphic" style:parent-style-name="objectwithoutfill">
      <style:graphic-properties svg:stroke-color="#212121" draw:marker-end="Arrowheads_20_2" draw:marker-end-width="0.3cm" draw:fill="none" draw:textarea-vertical-align="middle"/>
    </style:style>
    <style:style style:name="gr3" style:family="graphic" style:parent-style-name="objectwithoutfill">
      <style:graphic-properties svg:stroke-color="#212121" draw:marker-end="Arrowheads_20_2" draw:marker-end-width="0.3cm" draw:fill="none" draw:textarea-vertical-align="middle"/>
      <style:paragraph-properties style:writing-mode="lr-tb"/>
    </style:style>
    <style:style style:name="gr4" style:family="graphic" style:parent-style-name="standard">
      <style:graphic-properties svg:stroke-color="#1a237e" draw:fill-color="#e8eaf6" draw:textarea-horizontal-align="justify" draw:textarea-vertical-align="middle" draw:auto-grow-height="false" fo:min-height="1.148cm" fo:min-width="1.098cm"/>
      <style:paragraph-properties style:writing-mode="lr-tb"/>
    </style:style>
    <style:style style:name="gr5" style:family="graphic" style:parent-style-name="objectwithoutfill">
      <style:graphic-properties svg:stroke-color="#212121" draw:marker-end="Arrowheads_20_6" draw:marker-end-width="0.3cm" draw:fill="none" draw:textarea-vertical-align="middle"/>
    </style:style>
    <style:style style:name="gr6" style:family="graphic" style:parent-style-name="standard" style:list-style-name="L1">
      <style:graphic-properties svg:stroke-color="#1a237e" draw:fill-color="#e8eaf6" draw:textarea-horizontal-align="justify" draw:textarea-vertical-align="middle" draw:auto-grow-height="false" fo:min-height="1.148cm" fo:min-width="1.098cm"/>
      <style:paragraph-properties style:writing-mode="lr-tb"/>
    </style:style>
    <style:style style:name="gr7" style:family="graphic" style:parent-style-name="standard" style:list-style-name="L1">
      <style:graphic-properties svg:stroke-color="#1a237e" draw:fill-color="#e8eaf6" draw:textarea-horizontal-align="justify" draw:textarea-vertical-align="middle" draw:auto-grow-height="false" fo:min-height="1.148cm" fo:min-width="1.098cm"/>
      <style:paragraph-properties style:writing-mode="lr-tb"/>
    </style:style>
    <style:style style:name="gr8" style:family="graphic" style:parent-style-name="objectwithoutfill">
      <style:graphic-properties svg:stroke-color="#212121" draw:marker-end="Arrowheads_20_6" draw:marker-end-width="0.3cm" draw:fill="none" draw:textarea-vertical-align="middl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  <style:text-properties style:font-name="Likhan"/>
    </style:style>
    <style:style style:name="P2" style:family="paragraph">
      <loext:graphic-properties draw:fill-color="#f5f5f5"/>
      <style:paragraph-properties fo:text-align="center"/>
      <style:text-properties style:font-name="Likhan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  <style:text-properties style:font-name="LM Roman 10" fo:font-size="12pt" style:font-size-asian="12pt" style:font-size-complex="12pt"/>
    </style:style>
    <style:style style:name="P6" style:family="paragraph">
      <style:paragraph-properties fo:text-align="center"/>
      <style:text-properties style:font-name="LM Roman 10" fo:font-size="16pt" style:font-size-asian="16pt" style:font-size-complex="16pt"/>
    </style:style>
    <style:style style:name="P7" style:family="paragraph">
      <loext:graphic-properties draw:fill-color="#e8eaf6"/>
      <style:paragraph-properties fo:text-align="center"/>
      <style:text-properties style:font-name="LM Roman 10" fo:font-size="16pt" style:font-size-asian="16pt" style:font-size-complex="16pt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style:font-name="LM Roman 10" fo:font-size="16pt" style:font-size-asian="16pt" style:font-size-complex="16pt"/>
    </style:style>
    <style:style style:name="P9" style:family="paragraph">
      <loext:graphic-properties draw:fill-color="#e8eaf6"/>
      <style:paragraph-properties fo:margin-left="0cm" fo:margin-right="0cm" fo:margin-top="0cm" fo:margin-bottom="0cm" fo:line-height="100%" fo:text-align="center" fo:text-indent="0cm"/>
      <style:text-properties style:font-name="LM Roman 10" fo:font-size="16pt" style:font-size-asian="16pt" style:font-size-complex="16pt"/>
    </style:style>
    <style:style style:name="P10" style:family="paragraph">
      <loext:graphic-properties draw:fill="none"/>
      <style:paragraph-properties fo:text-align="center"/>
      <style:text-properties style:font-name="LM Roman 10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="none" draw:fill-color="#ffffff"/>
    </style:style>
    <style:style style:name="T1" style:family="text">
      <style:text-properties style:font-name="LM Roman 10"/>
    </style:style>
    <style:style style:name="T2" style:family="text">
      <style:text-properties style:font-name="LM Roman 10" fo:font-size="12pt" style:font-size-asian="12pt" style:font-size-complex="12pt"/>
    </style:style>
    <style:style style:name="T3" style:family="text">
      <style:text-properties style:font-name="LM Roman 10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08cm" svg:height="1.27cm" svg:x="8.62cm" svg:y="2.27cm">
          <text:p text:style-name="P1"><text:span text:style-name="T1">Biotim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5.08cm" svg:height="1.27cm" svg:x="2.27cm" svg:y="6.08cm">
          <text:p text:style-name="P1"><text:span text:style-name="T1">Plant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5.08cm" svg:height="1.27cm" svg:x="8.62cm" svg:y="6.08cm">
          <text:p text:style-name="P1"><text:span text:style-name="T1">Animal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5.08cm" svg:height="1.27cm" svg:x="14.97cm" svg:y="6.08cm">
          <text:p text:style-name="P1"><text:span text:style-name="T1">. . .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1.16cm" svg:y1="3.54cm" svg:x2="4.81cm" svg:y2="6.08cm" draw:start-shape="id1" draw:start-glue-point="2" draw:end-shape="id2" draw:end-glue-point="0" svg:d="M11160 3540v1270h-6350v1270" svg:viewBox="0 0 6351 2541">
          <text:p/>
        </draw:connector>
        <draw:connector draw:style-name="gr2" draw:text-style-name="P3" draw:layer="layout" svg:x1="11.16cm" svg:y1="3.54cm" svg:x2="11.16cm" svg:y2="6.08cm" draw:start-shape="id1" draw:start-glue-point="2" draw:end-shape="id3" draw:end-glue-point="0" svg:d="M11160 3540v2540" svg:viewBox="0 0 1 2541">
          <text:p/>
        </draw:connector>
        <draw:connector draw:style-name="gr3" draw:text-style-name="P5" draw:layer="layout" svg:x1="11.16cm" svg:y1="3.54cm" svg:x2="17.51cm" svg:y2="6.08cm" draw:start-shape="id1" draw:start-glue-point="2" draw:end-shape="id4" draw:end-glue-point="0" svg:d="M11160 3540v1270h6350v1270" svg:viewBox="0 0 6351 2541">
          <text:p text:style-name="P4"><text:span text:style-name="T2">(Kingdom found using rgbif)</text:span></text:p>
          <text:p text:style-name="P4"><text:span text:style-name="T2"/></text:p>
        </draw:connector>
        <draw:custom-shape draw:style-name="gr4" draw:text-style-name="P7" draw:layer="layout" svg:width="2.54cm" svg:height="2.222cm" draw:transform="rotate (-0.527263967027487) translate (1.667cm 8.967cm)">
          <text:p text:style-name="P6"><text:span text:style-name="T3">rgbif</text:span></text:p>
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7" draw:layer="layout" svg:width="2.54cm" svg:height="2.222cm" draw:transform="rotate (-0.527263967027487) translate (1.702cm 12.789cm)">
          <text:p text:style-name="P6"><text:span text:style-name="T3">lcvpla</text:span><text:span text:style-name="T3">nts</text:span></text:p>
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7" draw:layer="layout" svg:width="2.54cm" svg:height="2.222cm" draw:transform="rotate (-0.527263967027487) translate (1.702cm 16.582cm)">
          <text:p text:style-name="P6"><text:span text:style-name="T3">algaeClassify</text:span></text:p>
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5" draw:text-style-name="P3" draw:layer="layout" svg:x1="4.81cm" svg:y1="7.35cm" svg:x2="2.27cm" svg:y2="9.255cm">
          <text:p/>
        </draw:line>
        <draw:line draw:style-name="gr5" draw:text-style-name="P3" draw:layer="layout" svg:x1="2.27cm" svg:y1="11.795cm" svg:x2="2.27cm" svg:y2="13.065cm">
          <text:p/>
        </draw:line>
        <draw:line draw:style-name="gr5" draw:text-style-name="P3" draw:layer="layout" svg:x1="2.27cm" svg:y1="15.695cm" svg:x2="2.27cm" svg:y2="16.965cm">
          <text:p/>
        </draw:line>
        <draw:custom-shape draw:style-name="gr4" draw:text-style-name="P7" draw:layer="layout" svg:width="2.54cm" svg:height="2.222cm" draw:transform="rotate (-0.527263967027487) translate (6.64cm 8.968cm)">
          <text:p text:style-name="P8"><text:span text:style-name="T3">lcvplants</text:span></text:p>
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7" draw:layer="layout" svg:width="2.54cm" svg:height="2.222cm" draw:transform="rotate (-0.527263967027487) translate (6.675cm 12.79cm)">
          <text:p text:style-name="P8"><text:span text:style-name="T3">algaeClassify</text:span></text:p>
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7" draw:layer="layout" svg:width="2.54cm" svg:height="2.222cm" draw:transform="rotate (-0.527263967027487) translate (6.675cm 16.583cm)">
          <text:p text:style-name="P6">rgbif</text:p>
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5" draw:text-style-name="P3" draw:layer="layout" svg:x1="7.243cm" svg:y1="11.796cm" svg:x2="7.243cm" svg:y2="13.066cm">
          <text:p/>
        </draw:line>
        <draw:line draw:style-name="gr5" draw:text-style-name="P3" draw:layer="layout" svg:x1="7.243cm" svg:y1="15.696cm" svg:x2="7.243cm" svg:y2="16.966cm">
          <text:p/>
        </draw:line>
        <draw:line draw:style-name="gr5" draw:text-style-name="P3" draw:layer="layout" svg:x1="4.811cm" svg:y1="7.35cm" svg:x2="7.032cm" svg:y2="9.255cm">
          <text:p/>
        </draw:line>
        <draw:custom-shape draw:style-name="gr6" draw:text-style-name="P9" draw:layer="layout" svg:width="2.54cm" svg:height="2.222cm" draw:transform="rotate (-0.527263967027487) translate (17.408cm 11.837cm)">
          <text:p text:style-name="P8"><text:span text:style-name="T3">lcvplants</text:span></text:p>
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7" draw:text-style-name="P9" draw:layer="layout" svg:width="2.54cm" svg:height="2.222cm" draw:transform="rotate (-0.527263967027487) translate (14.143cm 11.859cm)">
          <text:p text:style-name="P8"><text:span text:style-name="T3">algaeClassify</text:span></text:p>
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7" draw:layer="layout" svg:width="2.54cm" svg:height="2.222cm" draw:transform="rotate (-0.527263967027487) translate (10.843cm 11.852cm)">
          <text:p text:style-name="P6">rgbif</text:p>
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5" draw:text-style-name="P3" draw:layer="layout" svg:x1="4.811cm" svg:y1="7.35cm" svg:x2="17.827cm" svg:y2="12.112cm">
          <text:p/>
        </draw:line>
        <draw:line draw:style-name="gr5" draw:text-style-name="P3" draw:layer="layout" svg:x1="4.811cm" svg:y1="7.369cm" svg:x2="11.477cm" svg:y2="12.112cm">
          <text:p/>
        </draw:line>
        <draw:line draw:style-name="gr5" draw:text-style-name="P3" draw:layer="layout" svg:x1="4.811cm" svg:y1="7.369cm" svg:x2="14.652cm" svg:y2="12.112cm">
          <text:p/>
        </draw:line>
        <draw:custom-shape draw:style-name="gr1" draw:text-style-name="P2" draw:layer="layout" svg:width="5.08cm" svg:height="1.27cm" svg:x="1.02cm" svg:y="21.32cm">
          <text:p text:style-name="P1"><text:span text:style-name="T1">Standardize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08cm" svg:height="1.27cm" svg:x="7.42cm" svg:y="21.32cm">
          <text:p text:style-name="P1"><text:span text:style-name="T1">Standardize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08cm" svg:height="1.27cm" svg:x="13.72cm" svg:y="21.32cm">
          <text:p text:style-name="P1"><text:span text:style-name="T1">Standardized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1.477cm" svg:y1="14.97cm" svg:x2="15.922cm" svg:y2="21.002cm">
          <text:p/>
        </draw:line>
        <draw:line draw:style-name="gr8" draw:text-style-name="P10" draw:layer="layout" svg:x1="14.652cm" svg:y1="14.97cm" svg:x2="15.922cm" svg:y2="21.002cm">
          <text:p text:style-name="P4"><text:span text:style-name="T1">Combine</text:span></text:p>
        </draw:line>
        <draw:line draw:style-name="gr5" draw:text-style-name="P3" draw:layer="layout" svg:x1="17.827cm" svg:y1="14.97cm" svg:x2="15.922cm" svg:y2="21.002cm">
          <text:p/>
        </draw:line>
        <draw:line draw:style-name="gr5" draw:text-style-name="P3" draw:layer="layout" svg:x1="7.35cm" svg:y1="19.632cm" svg:x2="9.89cm" svg:y2="21.22cm">
          <text:p/>
        </draw:line>
        <draw:line draw:style-name="gr5" draw:text-style-name="P3" draw:layer="layout" svg:x1="2.25cm" svg:y1="19.632cm" svg:x2="3.54cm" svg:y2="21.22cm">
          <text:p/>
        </draw:line>
        <draw:frame draw:style-name="gr9" draw:text-style-name="P12" draw:layer="layout" svg:width="2.953cm" svg:height="1.153cm" svg:x="16.875cm" svg:y="19.097cm">
          <draw:text-box>
            <text:p text:style-name="P11"><text:span text:style-name="T1">Combine</text:span></text:p>
          </draw:text-box>
        </draw:frame>
        <draw:frame draw:style-name="gr9" draw:text-style-name="P12" draw:layer="layout" svg:width="5.04cm" svg:height="1.153cm" draw:transform="rotate (-0.336674012709707) translate (11.262cm 8.354cm)">
          <draw:text-box>
            <text:p text:style-name="P11"><text:span text:style-name="T1">Parse separately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M Roman 10" svg:font-family="'LM Roman 10'" style:font-pitch="variable"/>
    <style:font-face style:name="LM Roman 12" svg:font-family="'LM Roman 12'" style:font-pitch="variable"/>
    <style:font-face style:name="Liberation Sans1" svg:font-family="'Liberation Sans'" style:font-pitch="variable"/>
    <style:font-face style:name="Likhan" svg:font-family="Likhan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Emilio Berti</meta:initial-creator>
    <meta:creation-date>2021-04-07T15:12:50.095169964</meta:creation-date>
    <dc:date>2021-04-07T15:27:17.421105623</dc:date>
    <dc:creator>Emilio Berti</dc:creator>
    <meta:editing-duration>PT14M26S</meta:editing-duration>
    <meta:editing-cycles>3</meta:editing-cycles>
    <meta:generator>LibreOffice/7.1.2.2$Linux_X86_64 LibreOffice_project/10$Build-2</meta:generator>
    <meta:document-statistic meta:object-count="35"/>
  </office:meta>
</office:document-meta>
</file>